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660000002BACBE9DB9.jpg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37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10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6.22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409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451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8.71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66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54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2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8" style:family="paragraph">
      <style:paragraph-properties fo:margin-left="0.952cm" fo:margin-right="0cm" fo:margin-top="0.493cm" fo:margin-bottom="0cm" fo:text-align="justify" text:enable-numbering="true" fo:text-indent="-0.952cm"/>
    </style:style>
    <style:style style:name="P9" style:family="paragraph">
      <style:paragraph-properties fo:margin-left="0cm" fo:margin-right="0cm" fo:line-height="100%" fo:text-align="center" text:enable-numbering="false" fo:text-indent="0cm"/>
    </style:style>
    <style:style style:name="P10" style:family="paragraph">
      <style:paragraph-properties fo:margin-left="0.952cm" fo:margin-right="0cm" fo:margin-top="0.493cm" fo:margin-bottom="0cm" text:enable-numbering="true" fo:text-indent="-0.952cm"/>
    </style:style>
    <style:style style:name="P11" style:family="paragraph">
      <style:paragraph-properties fo:margin-left="2.063cm" fo:margin-right="0cm" fo:margin-top="0.423cm" fo:margin-bottom="0cm" fo:text-align="justify" text:enable-numbering="true" fo:text-indent="-0.793cm"/>
    </style:style>
    <style:style style:name="P12" style:family="paragraph">
      <style:paragraph-properties fo:margin-left="0cm" fo:margin-right="0cm" fo:margin-top="0.564cm" fo:margin-bottom="0cm" fo:line-height="100%" fo:text-align="center" text:enable-numbering="false" fo:text-indent="0cm"/>
    </style:style>
    <style:style style:name="P13" style:family="paragraph">
      <style:paragraph-properties fo:margin-left="2.063cm" fo:margin-right="0cm" fo:margin-top="0.211cm" fo:margin-bottom="0cm" fo:text-align="justify" text:enable-numbering="true" fo:text-indent="-0.793cm"/>
    </style:style>
    <style:style style:name="P14" style:family="paragraph">
      <style:paragraph-properties fo:margin-left="0.158cm" fo:margin-right="0cm" fo:margin-top="0.493cm" fo:margin-bottom="0cm" fo:text-align="justify" text:enable-numbering="false" fo:text-indent="0cm"/>
    </style:style>
    <style:style style:name="P15" style:family="paragraph">
      <style:paragraph-properties fo:margin-left="0.952cm" fo:margin-right="0cm" fo:margin-top="0.493cm" fo:margin-bottom="0cm" fo:text-align="justify" text:enable-numbering="false" fo:text-indent="-0.952cm"/>
    </style:style>
    <style:style style:name="P16" style:family="paragraph">
      <style:paragraph-properties fo:margin-left="0.952cm" fo:margin-right="0cm" fo:margin-top="0.846cm" fo:margin-bottom="0cm" fo:text-align="justify" text:enable-numbering="true" fo:text-indent="-0.952cm"/>
    </style:style>
    <style:style style:name="P17" style:family="paragraph">
      <style:paragraph-properties fo:margin-left="0.952cm" fo:margin-right="0cm" fo:margin-top="0.564cm" fo:margin-bottom="0cm" text:enable-numbering="true" fo:text-indent="-0.952cm"/>
    </style:style>
    <style:style style:name="P18" style:family="paragraph">
      <style:paragraph-properties fo:margin-left="0cm" fo:margin-right="0cm" fo:text-align="justify" text:enable-numbering="false" fo:text-indent="0cm" style:punctuation-wrap="simple" style:line-break="normal"/>
    </style:style>
    <style:style style:name="P19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20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4pt" fo:language="en" fo:country="GB" fo:text-shadow="1pt 1pt" fo:font-weight="bold" style:font-size-asian="44pt" style:font-weight-asian="bold" style:font-size-complex="4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000000" fo:font-family="'Arial Black'" style:font-family-generic="swiss" style:font-pitch="variable"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0000" fo:font-family="'Arial Black'" style:font-family-generic="swiss" style:font-pitch="variable" fo:font-size="32pt" style:font-size-asian="32pt" style:font-size-complex="32pt"/>
    </style:style>
    <style:style style:name="T10" style:family="text">
      <style:text-properties fo:language="en" fo:country="US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15" style:family="text">
      <style:text-properties fo:font-size="24pt" fo:language="en" fo:country="GB" style:font-size-asian="24pt" style:font-size-complex="24pt"/>
    </style:style>
    <style:style style:name="T16" style:family="text">
      <style:text-properties fo:color="#000000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Arial Black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space-before="0.15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(EMRG) -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4.234cm" svg:height="0.853cm" svg:x="1.058cm" svg:y="0.878cm">
          <text:p text:style-name="P5"><text:span text:style-name="T3">EMRG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3.985cm" svg:x="1.058cm" svg:y="11.262cm">
          <text:p text:style-name="P2"><text:span text:style-name="T4">SHAPING THE</text:span></text:p>
          <text:p text:style-name="P2"><text:span text:style-name="T4">FUTURE OF EMRG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6"><text:span text:style-name="T5">Date Of Last Change: <text:s/>2008-05-30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6"><text:span text:style-name="T5">Version: <text:s/>1.0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7"><text:span text:style-name="T3">General Meeting 2008-05-31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E LAST BEGINNING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THE LAST BEGINNING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In 1995 EMRG collapsed yet again, the future was unclear, and EMRG had no leader.</text:p>
              </text:list-item>
            </text:list>
            <text:list text:style-name="L5">
              <text:list-item>
                <text:p text:style-name="P8">I met with the RMOC Emergency Measures Unit (EMU) to discuss the role and future of EMRG.</text:p>
              </text:list-item>
            </text:list>
            <text:list text:style-name="L5">
              <text:list-item>
                <text:p text:style-name="P8">The RMOC wanted to work with EMRG, but they wanted EMRG to organize itself, like all the other volunteer groups in the area. </text:p>
              </text:list-item>
            </text:list>
            <text:list text:style-name="L5">
              <text:list-item>
                <text:p text:style-name="P8">It was time for EMRG to grow up and manage <text:s/>itself! (This was a good thing)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3" draw:style-name="dp3" draw:master-page-name="Default" presentation:presentation-page-layout-name="AL2T1" presentation:use-footer-name="ftr1">
        <draw:custom-shape draw:style-name="gr8" draw:text-style-name="P1" draw:layer="layout" svg:width="22.86cm" svg:height="3.175cm" svg:x="1.27cm" svg:y="0.763cm">
          <text:p text:style-name="P9"><text:span text:style-name="T6">LOOKING BACK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86cm" svg:height="6.487cm" svg:x="1.27cm" svg:y="3.938cm">
          <text:list text:style-name="L6">
            <text:list-item>
              <text:p text:style-name="P10"><text:span text:style-name="T7">Looking at progress since 1995 helps keep things in perspectiv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2.86cm" svg:height="5.768cm" svg:x="1.27cm" svg:y="6.562cm">
          <text:list text:style-name="L7">
            <text:list-item>
              <text:list>
                <text:list-item>
                  <text:p text:id="id1" text:style-name="P11"><text:span text:style-name="T8">One Amateur radio emergency communications group serving all Clients in Ottawa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id="id2" text:style-name="P11"><text:span text:style-name="T8">Clear understanding of who our Clients ar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id="id3" text:style-name="P11"><text:span text:style-name="T8">Strong, supporting partnerships with City of Ottawa. 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" draw:id="id4" draw:layer="layout" svg:width="22.86cm" svg:height="3.96cm" svg:x="1.27cm" svg:y="12.647cm">
          <text:p text:style-name="P12"><text:span text:style-name="T9">We are light years ahead of where we were, we are making steady progress, and there’s still lots to do.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T TAKES A LOT OF WORK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IT TAKES A LOT OF WORK</text:p>
          </draw:text-box>
        </draw:frame>
        <draw:frame presentation:style-name="pr3" draw:text-style-name="P1" draw:layer="layout" svg:width="22.86cm" svg:height="12.843cm" svg:x="1.27cm" svg:y="3.938cm" presentation:class="outline" presentation:user-transformed="true">
          <draw:text-box>
            <text:list text:style-name="L5">
              <text:list-item>
                <text:p text:style-name="P8">Running an effective organization takes a lot of people, each doing a piece of the work. </text:p>
              </text:list-item>
            </text:list>
            <text:list text:style-name="L5">
              <text:list-item>
                <text:list>
                  <text:list-item>
                    <text:p text:style-name="P13">EMRG is not a club with just meetings to plan. </text:p>
                  </text:list-item>
                </text:list>
              </text:list-item>
            </text:list>
            <text:list text:style-name="L5">
              <text:list-item>
                <text:p text:style-name="P8">Amateur radio as a hobby does not meet the needs of Emergency Communications.</text:p>
              </text:list-item>
            </text:list>
            <text:list text:style-name="L5">
              <text:list-item>
                <text:list>
                  <text:list-item>
                    <text:p text:style-name="P13">There is a gap in infrastructure, organization and skills that needs to be bridged in order to make Amateur radio an effective and respected solution.</text:p>
                  </text:list-item>
                </text:list>
              </text:list-item>
            </text:list>
            <text:list text:style-name="L5">
              <text:list-item>
                <text:p text:style-name="P8">It also requires working as a team. Individuals cannot solve the problems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ALITY OF MEMBERSHIP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REALITY OF MEMBERSHIP</text:p>
          </draw:text-box>
        </draw:frame>
        <draw:frame presentation:style-name="pr4" draw:text-style-name="P1" draw:layer="layout" svg:width="22.86cm" svg:height="13.631cm" svg:x="1.27cm" svg:y="3.938cm" presentation:class="outline" presentation:user-transformed="true">
          <draw:text-box>
            <text:list text:style-name="L5">
              <text:list-item>
                <text:p text:style-name="P8">Throughout the years there has been a core group in EMRG, which is most of you.</text:p>
              </text:list-item>
            </text:list>
            <text:list text:style-name="L5">
              <text:list-item>
                <text:p text:style-name="P8">EMRG adds and looses a few people each year.</text:p>
              </text:list-item>
            </text:list>
            <text:list text:style-name="L5">
              <text:list-item>
                <text:p text:style-name="P8">A small group of Amateurs understand our role, a large group don’t get it, and an even larger group are not interested. </text:p>
              </text:list-item>
            </text:list>
            <text:list text:style-name="L5">
              <text:list-item>
                <text:p text:style-name="P8">EMRG tries to lead by example, moving past the nostalgia, hype and wish to ride in a police car, to define a realistic and required role for EMRG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Y DISTORTED VIEW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MY DISTORTED VIEW</text:p>
          </draw:text-box>
        </draw:frame>
        <draw:frame presentation:style-name="pr5" draw:text-style-name="P1" draw:layer="layout" svg:width="22.86cm" svg:height="13.59cm" svg:x="1.27cm" svg:y="3.937cm" presentation:class="outline" presentation:user-transformed="true">
          <draw:text-box>
            <text:list text:style-name="L5">
              <text:list-item>
                <text:p text:style-name="P8">Somehow, somewhere, I took on personal responsibility for the state of Amateur radio emergency communications in Ottawa. </text:p>
              </text:list-item>
            </text:list>
            <text:list text:style-name="L5">
              <text:list-item>
                <text:p text:style-name="P8">I saw a huge gap between what we do and the people involved, compared to the Amateurs and solutions available and what our clients need.</text:p>
              </text:list-item>
            </text:list>
            <text:list text:style-name="L5">
              <text:list-item>
                <text:p text:style-name="P8">I felt responsible to make this happen so others would get involved.</text:p>
              </text:list-item>
            </text:list>
            <text:list text:style-name="L5">
              <text:list-item>
                <text:p text:style-name="P8">My work level as Team Leader was not reasonable, sustainable or healthy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IME FOR CHANGE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TIME FOR CHANGE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<text:span text:style-name="T10">EMRG now has a solid foundation and It’s time to bring in some new people.</text:span></text:p>
              </text:list-item>
            </text:list>
            <text:list text:style-name="L5">
              <text:list-item>
                <text:p text:style-name="P8"><text:span text:style-name="T10">After many years with EMRG, John Senez has stepped down as the Exercise Planner and Tom Zinck has stepped down as Training Coordinator.</text:span></text:p>
              </text:list-item>
            </text:list>
            <text:list text:style-name="L5">
              <text:list-item>
                <text:p text:style-name="P8"><text:span text:style-name="T10">The time has also come for me to step down as the Team Leader for EMRG. Change is a good thing, for me and for EMRG.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E NEED A PLAN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339cm" presentation:class="title" presentation:user-transformed="true">
          <draw:text-box>
            <text:p text:style-name="P6">WE NEED A PLAN</text:p>
          </draw:text-box>
        </draw:frame>
        <draw:frame presentation:style-name="pr6" draw:text-style-name="P1" draw:layer="layout" svg:width="22.86cm" svg:height="6.488cm" svg:x="1.27cm" svg:y="4.836cm" presentation:class="outline" presentation:user-transformed="true">
          <draw:text-box>
            <text:list text:style-name="L9">
              <text:list-item>
                <text:p text:style-name="P14">While change is good, the management team and I agree that EMRG is not self sustaining right now, so we need a succession plan to ensure an effective transition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IRST THINGS FIRST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FIRST THINGS FIRST</text:p>
          </draw:text-box>
        </draw:frame>
        <draw:frame presentation:style-name="pr3" draw:text-style-name="P1" draw:layer="layout" svg:width="22.86cm" svg:height="14.45cm" svg:x="1.27cm" svg:y="3.938cm" presentation:class="outline" presentation:user-transformed="true">
          <draw:text-box>
            <text:list text:style-name="L5">
              <text:list-item>
                <text:p text:style-name="P8">The first step in the EMRG succession plan is to stabilize the management team. This means filling positions that are currently vacant.</text:p>
              </text:list-item>
            </text:list>
            <text:list text:style-name="L5">
              <text:list-item>
                <text:list>
                  <text:list-item>
                    <text:p text:style-name="P13">Exercise Plann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Training Coordination</text:p>
                  </text:list-item>
                </text:list>
              </text:list-item>
            </text:list>
            <text:list text:style-name="L5">
              <text:list-item>
                <text:p text:style-name="P8">Other job functions that need someone, but do not require participation in the management team includes;</text:p>
              </text:list-item>
            </text:list>
            <text:list text:style-name="L5">
              <text:list-item>
                <text:list>
                  <text:list-item>
                    <text:p text:style-name="P13">Document Manage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Amateur Promotions</text:p>
                  </text:list-item>
                </text:list>
              </text:list-item>
            </text:list>
            <text:list text:style-name="L5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EP 2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STEP 2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<text:span text:style-name="T10">The Team Leader position as it is today is not realistic or sustainable. It must be brought to a reasonable level of responsibility and work.</text:span></text:p>
              </text:list-item>
            </text:list>
            <text:list text:style-name="L5">
              <text:list-item>
                <text:p text:style-name="P8"><text:span text:style-name="T10">The Team Leader is the liaison with clients, partners and neighbouring ARES groups.</text:span></text:p>
              </text:list-item>
            </text:list>
            <text:list text:style-name="L5">
              <text:list-item>
                <text:p text:style-name="P8"><text:span text:style-name="T10">My role as chief doer of things, technical design, writer of documents, planner of meetings and general full time worker are not realistic.</text:span></text:p>
              </text:list-item>
            </text:list>
            <text:list text:style-name="L5">
              <text:list-item>
                <text:p text:style-name="P15"><text:span text:style-name="T10"/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EP 3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STEP 3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With the management team stabilized and the Team Leader role at a realistic level, the next step is to find a new Team Leader.</text:p>
              </text:list-item>
            </text:list>
            <text:list text:style-name="L5">
              <text:list-item>
                <text:p text:style-name="P8">I will work with the new Team Leader for a year, to introduce them to our clients and partners, as well as help them get up to speed with running EMRG as a organization.</text:p>
              </text:list-item>
            </text:list>
            <text:list text:style-name="L5">
              <text:list-item>
                <text:p text:style-name="P8">At the end of the transition period, I will step down and become a regular EMRG member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CHEDULE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SCHEDULE</text:p>
          </draw:text-box>
        </draw:frame>
        <draw:frame presentation:style-name="pr7" draw:text-style-name="P1" draw:layer="layout" svg:width="22.86cm" svg:height="11.669cm" svg:x="1.27cm" svg:y="4.445cm" presentation:class="outline" presentation:user-transformed="true">
          <draw:text-box>
            <text:list text:style-name="L5">
              <text:list-item>
                <text:p text:style-name="P16"><text:span text:style-name="T11">By Aug 31 this year, fill the outstanding positions on the management team and other activities.</text:span></text:p>
              </text:list-item>
            </text:list>
            <text:list text:style-name="L5">
              <text:list-item>
                <text:p text:style-name="P16"><text:span text:style-name="T11">By Sept 1 2009, find someone to take over as Team Leader.</text:span></text:p>
              </text:list-item>
            </text:list>
            <text:list text:style-name="L5">
              <text:list-item>
                <text:p text:style-name="P16"><text:span text:style-name="T11">By Sept 1 2010, the new Team Leader officially takes over and I step down.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EFORE YOU RAISE A HAND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BEFORE YOU RAISE A HAND</text:p>
          </draw:text-box>
        </draw:frame>
        <draw:frame presentation:style-name="pr8" draw:text-style-name="P1" draw:layer="layout" svg:width="22.86cm" svg:height="13.711cm" svg:x="1.27cm" svg:y="3.938cm" presentation:class="outline" presentation:user-transformed="true">
          <draw:text-box>
            <text:list text:style-name="L5">
              <text:list-item>
                <text:p text:style-name="P8">We are looking for volunteers who are interested in the positions to be described. </text:p>
              </text:list-item>
            </text:list>
            <text:list text:style-name="L5">
              <text:list-item>
                <text:p text:style-name="P8">Volunteers must understand there is work to do, you need to be self motivated and you will need to work with the management team.</text:p>
              </text:list-item>
            </text:list>
            <text:list text:style-name="L5">
              <text:list-item>
                <text:p text:style-name="P8">We don’t want names today. We want you to think about yourself, or someone you think might have suitable skills </text:p>
              </text:list-item>
            </text:list>
            <text:list text:style-name="L5">
              <text:list-item>
                <text:p text:style-name="P8"><text:span text:style-name="T12">This could be a non EMRG member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SK QUESTIONS FIRST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ASK QUESTIONS FIRST</text:p>
          </draw:text-box>
        </draw:frame>
        <draw:frame presentation:style-name="pr3" draw:text-style-name="P1" draw:layer="layout" svg:width="22.86cm" svg:height="12.885cm" svg:x="1.27cm" svg:y="4.445cm" presentation:class="outline" presentation:user-transformed="true">
          <draw:text-box>
            <text:list text:style-name="L5">
              <text:list-item>
                <text:p text:style-name="P8">The goal is to match someone who wants and is capable to do the work with the work to be done.</text:p>
              </text:list-item>
            </text:list>
            <text:list text:style-name="L5">
              <text:list-item>
                <text:list>
                  <text:list-item>
                    <text:p text:style-name="P13">You could be a new ham or a new EMRG member.</text:p>
                  </text:list-item>
                </text:list>
              </text:list-item>
            </text:list>
            <text:list text:style-name="L5">
              <text:list-item>
                <text:p text:style-name="P8">There is support in the management team to help people get up to speed.</text:p>
              </text:list-item>
            </text:list>
            <text:list text:style-name="L5">
              <text:list-item>
                <text:list>
                  <text:list-item>
                    <text:p text:style-name="P13">You don’t need all the answers, just be willing to try.</text:p>
                  </text:list-item>
                </text:list>
              </text:list-item>
            </text:list>
            <text:list text:style-name="L5">
              <text:list-item>
                <text:p text:style-name="P8">You need to ask questions first. </text:p>
              </text:list-item>
            </text:list>
            <text:list text:style-name="L5">
              <text:list-item>
                <text:list>
                  <text:list-item>
                    <text:p text:style-name="P13">Members of the management team are willing to meet, or answer emails, in order for you to fully understand, before you commit yourself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eam Leader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Team Leader</text:p>
          </draw:text-box>
        </draw:frame>
        <draw:frame presentation:style-name="pr9" draw:text-style-name="P1" draw:layer="layout" svg:width="22.86cm" svg:height="8.97cm" svg:x="1.27cm" svg:y="4.444cm" presentation:class="outline" presentation:user-transformed="true">
          <draw:text-box>
            <text:list text:style-name="L5">
              <text:list-item>
                <text:p text:style-name="P10">Responsible for the overall management and operation of EMRG as a group.</text:p>
              </text:list-item>
            </text:list>
            <text:list text:style-name="L5">
              <text:list-item>
                <text:p text:style-name="P10">Heads the management team and coordinates management team meetings.</text:p>
              </text:list-item>
            </text:list>
            <text:list text:style-name="L5">
              <text:list-item>
                <text:p text:style-name="P10">Liaison with Clients, Partners, Supporters and Mutual Aid groups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raining Coordinator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Training Coordinator</text:p>
          </draw:text-box>
        </draw:frame>
        <draw:frame presentation:style-name="pr10" draw:text-style-name="P1" draw:layer="layout" svg:width="22.86cm" svg:height="14.775cm" svg:x="1.27cm" svg:y="3.937cm" presentation:class="outline" presentation:user-transformed="true">
          <draw:text-box>
            <text:list text:style-name="L5">
              <text:list-item>
                <text:p text:style-name="P8">Ensure that EMRG training is developed and implemented, ensuring that it meets the EMRG Strategy, Management Team objectives and exercise lessons learned.</text:p>
              </text:list-item>
            </text:list>
            <text:list text:style-name="L5">
              <text:list-item>
                <text:p text:style-name="P8">Involves managing the training plan and ensuring that training courses are created and delivered.</text:p>
              </text:list-item>
            </text:list>
            <text:list text:style-name="L5">
              <text:list-item>
                <text:p text:style-name="P8">The Training Coordinator can develop and deliver courses, while others are developed and delivered by people inside and outside EMRG.</text:p>
              </text:list-item>
            </text:list>
            <text:list text:style-name="L5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ercise Planner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Exercise Planner</text:p>
          </draw:text-box>
        </draw:frame>
        <draw:frame presentation:style-name="pr11" draw:text-style-name="P1" draw:layer="layout" svg:width="22.86cm" svg:height="13.314cm" svg:x="1.27cm" svg:y="3.937cm" presentation:class="outline" presentation:user-transformed="true">
          <draw:text-box>
            <text:list text:style-name="L5">
              <text:list-item>
                <text:p text:style-name="P8">Ensure that EMRG exercises are developed and implemented, ensuring that they meet the EMRG Strategy, Management Team objectives and Training requirements.</text:p>
              </text:list-item>
            </text:list>
            <text:list text:style-name="L5">
              <text:list-item>
                <text:p text:style-name="P8">Involves planning an exercise, creating inputs to be used during the exercise, facilitating the exercise, debriefing after the exercise and creating lessons learned.</text:p>
              </text:list-item>
            </text:list>
            <text:list text:style-name="L5">
              <text:list-item>
                <text:p text:style-name="P8">Can work with other people to create a group, rather than doing all the work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ocument Management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Document Management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Manage the document list, keep it up to date</text:p>
              </text:list-item>
            </text:list>
            <text:list text:style-name="L5">
              <text:list-item>
                <text:p text:style-name="P8">Assign document numbers for new documents</text:p>
              </text:list-item>
            </text:list>
            <text:list text:style-name="L5">
              <text:list-item>
                <text:p text:style-name="P8">Maintain copies of originals, PDF versions, and old versions of documents, in an organized manner, with backups.</text:p>
              </text:list-item>
            </text:list>
            <text:list text:style-name="L5">
              <text:list-item>
                <text:p text:style-name="P15"/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mateur Promotion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6">Amateur Promotions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Make sure upcoming EMRG events are posted in local club newsletters and announced on local nets.</text:p>
              </text:list-item>
            </text:list>
            <text:list text:style-name="L5">
              <text:list-item>
                <text:p text:style-name="P8">Requires knowing who produces local club newsletters, their deadlines for submissions, some writing skills.</text:p>
              </text:list-item>
            </text:list>
            <text:list text:style-name="L5">
              <text:list-item>
                <text:p text:style-name="P8">Input can be created by other people, the promotions person makes sure it gets distributed on time.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1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T TAKES PEOPLE TO BUILD A SUCCESSFUL TEAM!" draw:style-name="dp3" draw:master-page-name="Default" presentation:presentation-page-layout-name="AL2T1" presentation:use-footer-name="ftr1">
        <draw:frame presentation:style-name="pr2" draw:text-style-name="P1" draw:layer="layout" svg:width="22.86cm" svg:height="3.647cm" svg:x="1.27cm" svg:y="0.527cm" presentation:class="title" presentation:user-transformed="true">
          <draw:text-box>
            <text:p text:style-name="P6">IT TAKES PEOPLE TO BUILD A SUCCESSFUL TEAM!</text:p>
          </draw:text-box>
        </draw:frame>
        <draw:frame presentation:style-name="pr12" draw:text-style-name="P1" draw:layer="layout" svg:width="22.86cm" svg:height="12.49cm" svg:x="1.27cm" svg:y="5.158cm" presentation:class="outline" presentation:user-transformed="true">
          <draw:text-box>
            <text:list text:style-name="L5">
              <text:list-item>
                <text:p text:style-name="P10">There are many things EMRG can do, but if they are to be done, they need to be done well.</text:p>
              </text:list-item>
            </text:list>
            <text:list text:style-name="L5">
              <text:list-item>
                <text:p text:style-name="P10">Many hands make light work is more than a saying, it makes a very effective organization</text:p>
              </text:list-item>
            </text:list>
            <text:list text:style-name="L5">
              <text:list-item>
                <text:p text:style-name="P10">To do anything well requires effort, determination and dedication.</text:p>
              </text:list-item>
            </text:list>
            <text:list text:style-name="L10">
              <text:list-item>
                <text:p text:style-name="P17"><text:span text:style-name="T13">Are you prepared to do some work, and make sure it gets done regularly? 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0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21" draw:style-name="dp3" draw:master-page-name="Default" presentation:use-footer-name="ftr1">
        <draw:custom-shape draw:style-name="gr3" draw:text-style-name="P1" draw:layer="layout" svg:width="15.001cm" svg:height="2.547cm" svg:x="5.499cm" svg:y="1.252cm">
          <text:p text:style-name="P3"><text:span text:style-name="T14">www.emrg.ca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14cm" svg:height="8.706cm" svg:x="2.646cm" svg:y="4.763cm">
          <text:list text:style-name="L2">
            <text:list-item>
              <text:p text:style-name="P18"><text:span text:style-name="T15">The EMRG web site provides information related to Amateur radio emergency communications, specifically as it relates to the City of Ottawa.</text:span></text:p>
            </text:list-item>
          </text:list>
          <text:list text:style-name="L11">
            <text:list-item>
              <text:list>
                <text:list-item>
                  <text:p text:style-name="P19"><text:span text:style-name="T16">Project Information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0"><text:span text:style-name="T16">Newsletter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0"><text:span text:style-name="T16">Upcoming Events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0"><text:span text:style-name="T16">Documentation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20"><text:span text:style-name="T16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5.248cm" svg:height="1.277cm" svg:x="3.986cm" svg:y="15.209cm">
          <text:p text:style-name="P5"><text:span text:style-name="T15">Information: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9.472cm" svg:height="1.138cm" svg:x="9.234cm" svg:y="15.341cm">
          <draw:image xlink:href="Pictures/10000000000001660000002BACBE9DB9.jpg" xlink:type="simple" xlink:show="embed" xlink:actuate="onLoad">
            <text:p/>
          </draw:image>
        </draw:frame>
        <presentation:notes draw:style-name="dp2">
          <draw:page-thumbnail draw:style-name="gr7" draw:layer="layout" svg:width="12.7cm" svg:height="9.526cm" svg:x="3.175cm" svg:y="1.904cm" draw:page-number="2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3" draw:text-style-name="P9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4" draw:text-style-name="P9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Peter Gamble</meta:initial-creator>
    <meta:creation-date>2008-05-22T06:47:19</meta:creation-date>
    <dc:creator>Peter Gamble</dc:creator>
    <dc:date>2008-05-31T03:47:08</dc:date>
    <meta:editing-cycles>25</meta:editing-cycles>
    <meta:editing-duration>PT16H38M21S</meta:editing-duration>
    <meta:user-defined meta:name="Info 1"/>
    <meta:user-defined meta:name="Info 2"/>
    <meta:user-defined meta:name="Info 3"/>
    <meta:user-defined meta:name="Info 4"/>
    <meta:document-statistic meta:object-count="1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